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775" officeooo:paragraph-rsid="00016775"/>
    </style:style>
    <style:style style:name="P2" style:family="paragraph" style:parent-style-name="Standard">
      <style:text-properties officeooo:rsid="000245fd" officeooo:paragraph-rsid="000245fd"/>
    </style:style>
    <style:style style:name="P3" style:family="paragraph" style:parent-style-name="Standard">
      <style:text-properties officeooo:rsid="00031332" officeooo:paragraph-rsid="00031332"/>
    </style:style>
    <style:style style:name="P4" style:family="paragraph" style:parent-style-name="Standard">
      <style:text-properties officeooo:rsid="000428ce" officeooo:paragraph-rsid="000428ce"/>
    </style:style>
    <style:style style:name="T1" style:family="text">
      <style:text-properties officeooo:rsid="000167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docker image build -t brenfern:1.<text:span text:style-name="T1">2</text:span></text:p>
      <text:p text:style-name="Standard"/>
      <text:p text:style-name="Standard">sudo docker container run -d -m 64M brenfern:1.2</text:p>
      <text:p text:style-name="Standard"/>
      <text:p text:style-name="Standard">docker pull mongo</text:p>
      <text:p text:style-name="Standard"/>
      <text:p text:style-name="Standard">sudo docker image ls inspect…</text:p>
      <text:p text:style-name="Standard"/>
      <text:p text:style-name="P1">find -iname</text:p>
      <text:p text:style-name="P1"/>
      <text:p text:style-name="P1">sudo docker container inspect</text:p>
      <text:p text:style-name="P1">sudo docker container logs -f</text:p>
      <text:p text:style-name="P1"/>
      <text:p text:style-name="P1">sudo docker container rm -f</text:p>
      <text:p text:style-name="P1"/>
      <text:p text:style-name="P1">sudo docker container stats</text:p>
      <text:p text:style-name="P1"/>
      <text:p text:style-name="P1">sudo docker container exec -ti 3</text:p>
      <text:p text:style-name="P1">1c bash</text:p>
      <text:p text:style-name="P1">sudo docker container exec -ti 32263c3d9c76 ps-ef</text:p>
      <text:p text:style-name="P1"/>
      <text:p text:style-name="P1">sudo docker container top 31c</text:p>
      <text:p text:style-name="P1"/>
      <text:p text:style-name="P1">sudo docker container run -d -m 128M nginx</text:p>
      <text:p text:style-name="P1"/>
      <text:p text:style-name="P1">sudo docker container run -d -m 128M --cpus 2.5 nginx</text:p>
      <text:p text:style-name="P1"/>
      <text:p text:style-name="P1">sudo docker container update -m 128M --cpus 1.5 cc9</text:p>
      <text:p text:style-name="P1"/>
      <text:p text:style-name="P1">container ls</text:p>
      <text:p text:style-name="P1"/>
      <text:p text:style-name="P1">container run -ti ou -d</text:p>
      <text:p text:style-name="P1"/>
      <text:p text:style-name="P1">container attach</text:p>
      <text:p text:style-name="P1"/>
      <text:p text:style-name="P1">container ls</text:p>
      <text:p text:style-name="P1"/>
      <text:p text:style-name="P1">container exec</text:p>
      <text:p text:style-name="P1"/>
      <text:p text:style-name="P1">sudo docker container</text:p>
      <text:p text:style-name="P1"/>
      <text:p text:style-name="P1">pause unpause</text:p>
      <text:p text:style-name="P1"/>
      <text:p text:style-name="P1">sudo docker container stop</text:p>
      <text:p text:style-name="P2"/>
      <text:p text:style-name="P2">sudo docker container start</text:p>
      <text:p text:style-name="P1"/>
      <text:p text:style-name="P1">sudo docker container restart</text:p>
      <text:p text:style-name="P1"/>
      <text:p text:style-name="P3">volumes</text:p>
      <text:p text:style-name="P3"/>
      <text:p text:style-name="P4">tipos:</text:p>
      <text:p text:style-name="P4"><text:soft-page-break/>bind:</text:p>
      <text:p text:style-name="P4"/>
      <text:p text:style-name="P4">volume:</text:p>
      <text:p text:style-name="P4"/>
      <text:p text:style-name="P4">sudo docker container run -ti --mount type=bind,src=/opt/girobren,dst=/girobren ubuntu </text:p>
      <text:p text:style-name="P4"/>
      <text:p text:style-name="P4">src = source</text:p>
      <text:p text:style-name="P4"/>
      <text:p text:style-name="P4">dst = destin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06:59:06.905884158</meta:creation-date>
    <meta:editing-duration>PT34S</meta:editing-duration>
    <meta:editing-cycles>2</meta:editing-cycles>
    <meta:generator>LibreOffice/7.3.1.3$Linux_X86_64 LibreOffice_project/30$Build-3</meta:generator>
    <dc:date>2022-06-24T06:59:17.840636750</dc:date>
    <meta:document-statistic meta:table-count="0" meta:image-count="0" meta:object-count="0" meta:page-count="2" meta:paragraph-count="33" meta:word-count="140" meta:character-count="853" meta:non-whitespace-character-count="748"/>
  </office:meta>
</office:document-meta>
</file>